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LGC Sans" svg:font-family="DejaVu LGC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16" style:parent-style-name="Standard" style:family="paragraph"/>
    <style:style style:name="T17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18" style:parent-style-name="Standard" style:family="paragraph"/>
    <style:style style:name="T19" style:parent-style-name="Fonteparág.padrão" style:family="text">
      <style:text-properties style:text-underline-type="single" style:text-underline-style="solid" style:text-underline-width="auto" style:text-underline-mode="continuous"/>
    </style:style>
    <style:style style:name="P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1" style:parent-style-name="Fonteparág.padrão" style:family="text">
      <style:text-properties fo:font-weight="bold" style:font-weight-asian="bold"/>
    </style:style>
    <style:style style:name="P22" style:parent-style-name="Standard" style:family="paragraph">
      <style:text-properties fo:font-weight="bold" style:font-weight-asian="bold"/>
    </style:style>
    <style:style style:name="P23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ois tipos de causas de disfunção</text:p>
      <text:list text:style-name="LFO6" text:continue-numbering="true">
        <text:list-item>
          <text:p text:style-name="P16"><text:span text:style-name="T17">Exceções esperadas</text:span>- Previsão de eventos com com a reação planeada</text:p>
        </text:list-item>
        <text:list-item>
          <text:p text:style-name="P18"><text:span text:style-name="T19">Exceções inesperadas</text:span>-<text:s/>Não previstos e sem uma reação planeada</text:p>
        </text:list-item>
      </text:list>
      <text:p text:style-name="P20"/>
      <text:p text:style-name="Standard"><text:span text:style-name="T21">Resiliência-</text:span>Ativação e desativação de estratégias de resiliência que eliminam ou contornam a exceção.</text:p>
      <text:p text:style-name="P22"/>
      <text:p text:style-name="P2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LGC Sans" svg:font-family="DejaVu LGC Sans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tar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LGC San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text-align="justify"/>
      <style:text-properties fo:language="pt" fo:country="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a" style:display-name="Lista" style:family="paragraph" style:parent-style-name="Textbody">
      <style:text-properties fo:hyphenate="false"/>
    </style:style>
    <style:style style:name="Cabeçalho" style:display-name="Cabeçalh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ntitled1" style:display-name="Untitled1" style:family="paragraph" style:parent-style-name="Standard"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apple-converted-space" style:display-name="apple-converted-space" style:family="text" style:parent-style-name="Fonteparág.padrã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4.6541in" style:use-optimal-column-width="false"/>
    </style:style>
    <style:style style:name="TableColumn4" style:family="table-column">
      <style:table-column-properties style:column-width="2.0381in" style:use-optimal-column-width="false"/>
    </style:style>
    <style:style style:name="Table2" style:family="table">
      <style:table-properties style:width="6.692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Cabeçalho" style:family="paragraph">
      <style:text-properties fo:font-weight="bold" style:font-weight-asian="bold" style:font-weight-complex="bold"/>
    </style:style>
    <style:style style:name="P8" style:parent-style-name="Cabeçalho" style:family="paragraph">
      <style:text-properties fo:font-size="4pt" style:font-size-asian="4pt" style:font-size-complex="4pt"/>
    </style:style>
    <style:style style:name="T9" style:parent-style-name="Fonteparág.padrão" style:family="text">
      <style:text-properties fo:font-size="10pt" style:font-size-asian="10pt" style:font-size-complex="10pt" style:language-asian="pt" style:country-asian="PT" style:language-complex="ar" style:country-complex="SA"/>
    </style:style>
    <style:style style:name="T10" style:parent-style-name="Fonteparág.padrão" style:family="text">
      <style:text-properties fo:font-size="10pt" style:font-size-asian="10pt" style:font-size-complex="10pt"/>
    </style:style>
    <style:style style:name="T11" style:parent-style-name="Fonteparág.padrão" style:family="text">
      <style:text-properties fo:font-size="10pt" style:font-size-asian="10pt" style:font-size-complex="10pt"/>
    </style:style>
    <style:style style:name="TableCell12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13" style:parent-style-name="Cabeçalho" style:family="paragraph">
      <style:text-properties fo:font-weight="bold" style:font-weight-asian="bold" style:font-weight-complex="bold"/>
    </style:style>
    <style:style style:name="P14" style:parent-style-name="Cabeçalho" style:family="paragraph">
      <style:text-properties fo:font-size="10pt" style:font-size-asian="10pt" style:font-size-complex="10pt"/>
    </style:style>
    <style:style style:name="P15" style:parent-style-name="Rodapé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Engenharia Organizacional</text:p>
              <text:p text:style-name="P8"/>
              <text:p text:style-name="Cabeçalho"><text:span text:style-name="T9"><draw:frame draw:z-index="251659264" draw:style-name="a0" draw:name="graphics1" text:anchor-type="paragraph" svg:x="5.3043in" svg:y="-0.2591in" svg:width="1.3335in" svg:height="0.4307in" style:rel-width="scale" style:rel-height="scale"><draw:image xlink:href="media/image1.png" xlink:type="simple" xlink:show="embed" xlink:actuate="onLoad"/><svg:title/><svg:desc/></draw:frame></text:span><text:span text:style-name="T10">EO20162017-ST-N.07</text:span><text:span text:style-name="T11">-ALUNO-N.07-JACINTOCOSTA</text:span></text:p>
            </table:table-cell>
            <table:table-cell table:style-name="TableCell12">
              <text:p text:style-name="P13"/>
            </table:table-cell>
          </table:table-row>
        </table:table>
        <text:p text:style-name="P14"/>
      </style:header>
      <style:footer>
        <text:p text:style-name="P15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Aveiro</meta:initial-creator>
    <dc:creator>duarte costa</dc:creator>
    <meta:creation-date>2016-11-27T10:52:00Z</meta:creation-date>
    <dc:date>2016-11-27T10:52:00Z</dc:date>
    <meta:template xlink:href="Normal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41" meta:character-count="266" meta:row-count="1" meta:non-whitespace-character-count="226"/>
  </office:meta>
</office:document-meta>
</file>